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rsid="000581ad" officeooo:paragraph-rsid="000581ad"/>
    </style:style>
    <style:style style:name="P2" style:family="paragraph" style:parent-style-name="Standard">
      <style:text-properties fo:font-weight="normal" officeooo:rsid="000581ad" officeooo:paragraph-rsid="000581ad" style:font-weight-asian="normal" style:font-weight-complex="normal"/>
    </style:style>
    <style:style style:name="P3" style:family="paragraph" style:parent-style-name="Standard">
      <style:text-properties fo:language="en" fo:country="US" officeooo:rsid="000581ad" officeooo:paragraph-rsid="000581ad"/>
    </style:style>
    <style:style style:name="P4" style:family="paragraph" style:parent-style-name="Standard">
      <style:text-properties fo:language="ru" fo:country="RU" fo:font-weight="normal" officeooo:rsid="000581ad" officeooo:paragraph-rsid="000581ad" style:font-weight-asian="normal" style:font-weight-complex="normal"/>
    </style:style>
    <style:style style:name="P5" style:family="paragraph" style:parent-style-name="Standard">
      <style:text-properties fo:language="ru" fo:country="RU" officeooo:rsid="000581ad" officeooo:paragraph-rsid="000581ad"/>
    </style:style>
    <style:style style:name="P6" style:family="paragraph" style:parent-style-name="Standard">
      <style:text-properties fo:language="ru" fo:country="RU" fo:font-weight="bold" officeooo:rsid="0007de3a" officeooo:paragraph-rsid="0007de3a" style:font-weight-asian="bold" style:font-weight-complex="bold"/>
    </style:style>
    <style:style style:name="P7" style:family="paragraph" style:parent-style-name="Standard">
      <style:text-properties officeooo:paragraph-rsid="000581ad"/>
    </style:style>
    <style:style style:name="P8" style:family="paragraph" style:parent-style-name="Standard">
      <style:text-properties officeooo:rsid="0007de3a" officeooo:paragraph-rsid="0007de3a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>
      <style:text-properties fo:font-weight="bold" officeooo:rsid="000581ad" officeooo:paragraph-rsid="000581ad" style:font-weight-asian="bold"/>
    </style:style>
    <style:style style:name="P11" style:family="paragraph" style:parent-style-name="Standard">
      <style:text-properties fo:font-weight="bold" officeooo:paragraph-rsid="000581ad" style:font-weight-asian="bold"/>
    </style:style>
    <style:style style:name="P12" style:family="paragraph" style:parent-style-name="Standard">
      <style:text-properties officeooo:rsid="000581ad" officeooo:paragraph-rsid="000581ad"/>
    </style:style>
    <style:style style:name="T1" style:family="text">
      <style:text-properties fo:font-style="italic" style:font-style-asian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/>
    </style:style>
    <style:style style:name="T4" style:family="text">
      <style:text-properties fo:language="en" fo:country="US" officeooo:rsid="000581ad"/>
    </style:style>
    <style:style style:name="T5" style:family="text">
      <style:text-properties fo:language="en" fo:country="US" officeooo:rsid="00062205"/>
    </style:style>
    <style:style style:name="T6" style:family="text">
      <style:text-properties fo:language="en" fo:country="US" officeooo:rsid="00066855"/>
    </style:style>
    <style:style style:name="T7" style:family="text">
      <style:text-properties fo:font-weight="bold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062205"/>
    </style:style>
    <style:style style:name="T11" style:family="text">
      <style:text-properties fo:language="ru" fo:country="RU" officeooo:rsid="00066855"/>
    </style:style>
    <style:style style:name="T12" style:family="text">
      <style:text-properties officeooo:rsid="00062205"/>
    </style:style>
    <style:style style:name="T13" style:family="text">
      <style:text-properties officeooo:rsid="0006685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Программист .</text:span><text:span text:style-name="T3">Net</text:span><text:span text:style-name="T1"> 4/6, </text:span><text:span text:style-name="T3">C</text:span><text:span text:style-name="T1">#</text:span></text:p>
      <text:p text:style-name="P9">Тестовое задание.</text:p>
      <text:p text:style-name="Standard"/>
      <text:p text:style-name="Standard"><text:span text:style-name="T2">Windows</text:span> 10/11, .<text:span text:style-name="T2">Net</text:span> 6/<text:span text:style-name="T4">7. Visual Studio 2022.</text:span></text:p>
      <text:p text:style-name="P10"/>
      <text:p text:style-name="P1"><text:span text:style-name="T7">Общая задача </text:span><text:span text:style-name="T8">— показать в окне непрерывные перемещения прямоугольников. Каждый прямоугольник движется под углом 45 градусов, отскакивает от стен и продолжает движение.</text:span></text:p>
      <text:p text:style-name="P2">Количество прямоугольников — 1000 штук — задаётся константой.</text:p>
      <text:p text:style-name="P2">Приложение для отображения: <text:span text:style-name="T2">WPF </text:span><text:span text:style-name="T11">или </text:span><text:span text:style-name="T6">Avalonia UI</text:span><text:span text:style-name="T2">, binding, MVVM. Code-behind </text:span><text:span text:style-name="T9">не допускается.</text:span></text:p>
      <text:p text:style-name="P4">Усложнение: это сетевое приложение с двух- или трёхзвенной архитектурой с обменом данными по <text:span text:style-name="T2">gRPC/Protobuf.</text:span></text:p>
      <text:p text:style-name="P11"/>
      <text:p text:style-name="P7"><text:span text:style-name="T7">Сервер</text:span> генерирует поток данных. <text:span text:style-name="T13">Это консольное приложение.</text:span></text:p>
      <text:p text:style-name="P1">На сервере есть хранилище - <text:span text:style-name="T2">List&lt;&gt;, </text:span><text:span text:style-name="T9">содержащее данные </text:span><text:span text:style-name="T2">K </text:span><text:span text:style-name="T9">прямоугольников.</text:span></text:p>
      <text:p text:style-name="P3">K —<text:span text:style-name="T9"> это константа порядка </text:span>100<text:span text:style-name="T9">..</text:span>500<text:span text:style-name="T9">..</text:span>1000<text:span text:style-name="T9">..</text:span>200<text:span text:style-name="T9">0.</text:span></text:p>
      <text:p text:style-name="P5">На сервере работают <text:span text:style-name="T2">N </text:span>задач/потоков, которые пытаются одновременно менять данные в хранилище (задачи «перемещают» прямоугольники, контролируют отскоки и т.п.).</text:p>
      <text:p text:style-name="P3">N —<text:span text:style-name="T9"> это константа порядка 5..10..20..50.</text:span></text:p>
      <text:p text:style-name="Standard">В процессе работы координаты прямоугольников плавно меняются от <text:span text:style-name="T12">случайных </text:span>стартовых в случайную <text:span text:style-name="T12">на старте </text:span>сторону в рамках заданных <text:span text:style-name="T12">координат и размеров</text:span> (аналог<text:span text:style-name="T12">ия - скринсейвер</text:span> <text:span text:style-name="T12">в виде </text:span>плавающего квадрата в <text:span text:style-name="T12">старых</text:span> <text:span text:style-name="T12">видеомагнитофонах/</text:span><text:span text:style-name="T5">DVD </text:span><text:span text:style-name="T10">и т.п.</text:span>).</text:p>
      <text:p text:style-name="Standard">Координаты передаются клиенту <text:span text:style-name="T10">по </text:span><text:span text:style-name="T5">gRPC/Protobuf </text:span>непрерывно <text:span text:style-name="T12">с момента запроса от клиента.</text:span></text:p>
      <text:p text:style-name="Standard"/>
      <text:p text:style-name="Standard"><text:span text:style-name="T7">Клиент</text:span> принимает данные и отображает их в окне в виде плавающих прямоугольников.<text:span text:style-name="T2"> </text:span>Прямоугольник создаётся на клиенте, если такого прямоугольника ещё нет у клиента.</text:p>
      <text:p text:style-name="Standard"/>
      <text:p text:style-name="P6">Дополнительно:</text:p>
      <text:p text:style-name="Standard">Для сетевого взаимодействия <text:span text:style-name="T13">очень </text:span>желательно использовать <text:span text:style-name="T2">gRPC</text:span> + <text:span text:style-name="T2">Protobuf</text:span>, но можно применить и свой протокол на базе <text:span text:style-name="T2">UDP</text:span>. Не нужно использовать <text:span text:style-name="T2">WCF</text:span>.</text:p>
      <text:p text:style-name="P8">Размеры поля, внутри которого перемещаются прямоугольники — общие константы для клиента и сервера.</text:p>
      <text:p text:style-name="Standard">Результат в виде решения <text:span text:style-name="T2">MS</text:span> <text:span text:style-name="T2">VS</text:span> 2022 залить на <text:span text:style-name="T2">github</text:span> (приватный или нет – за разработчиком). Репозиторий должен содержать простой <text:span text:style-name="T2">ReadMe</text:span> с указаниями по сборке.</text:p>
      <text:p text:style-name="Standard">Решение должно содержать проекты сервера и клиента. В случае использования gRPC – отдельный проект со структурами <text:span text:style-name="T2">Protobuf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992in" fo:margin-right="0.299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ostus</meta:initial-creator>
    <meta:editing-cycles>14</meta:editing-cycles>
    <meta:creation-date>2022-06-28T13:34:00</meta:creation-date>
    <dc:date>2024-11-20T21:00:56.085118483</dc:date>
    <meta:editing-duration>PT1H2M25S</meta:editing-duration>
    <meta:generator>LibreOffice/6.4.7.2$Linux_X86_64 LibreOffice_project/40$Build-2</meta:generator>
    <meta:document-statistic meta:table-count="0" meta:image-count="0" meta:object-count="0" meta:page-count="1" meta:paragraph-count="20" meta:word-count="254" meta:character-count="1923" meta:non-whitespace-character-count="1681"/>
    <meta:user-defined meta:name="AppVersion">16.0000</meta:user-defined>
    <meta:template xlink:type="simple" xlink:actuate="onRequest" xlink:title="Normal.dotm" xlink:href=""/>
  </office:meta>
</office:document-meta>
</file>